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row table:style-name="ro1">
          <table:table-cell table:style-name="ce1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3"/>
          <table:table-cell/>
          <table:table-cell table:style-name="ce1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3"/>
          <table:table-cell/>
          <table:table-cell table:style-name="ce1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3"/>
          <table:table-cell/>
          <table:table-cell table:style-name="ce1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3"/>
          <table:table-cell/>
          <table:table-cell table:style-name="ce1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3"/>
        </table:table-row>
        <table:table-row table:style-name="ro1"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2"/>
          <table:table-cell table:style-name="ce2" office:value-type="string" calcext:value-type="string">
            <text:p>Diff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8497" calcext:value-type="float">
            <text:p>0.0849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26" calcext:value-type="float">
            <text:p>26</text:p>
          </table:table-cell>
          <table:table-cell office:value-type="float" office:value="0.3662" calcext:value-type="float">
            <text:p>0.3662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9123" calcext:value-type="float">
            <text:p>0.09123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8497" calcext:value-type="float">
            <text:p>0.08497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7879" calcext:value-type="float">
            <text:p>0.0787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702" calcext:value-type="float">
            <text:p>0.0070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606" calcext:value-type="float">
            <text:p>0.0060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54902" calcext:value-type="float">
            <text:p>0.5490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2.3662" calcext:value-type="float">
            <text:p>2.3662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58947" calcext:value-type="float">
            <text:p>0.58947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54902" calcext:value-type="float">
            <text:p>0.5490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50909" calcext:value-type="float">
            <text:p>0.5090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228" calcext:value-type="float">
            <text:p>0.022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0.07042" calcext:value-type="float">
            <text:p>0.07042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0.01754" calcext:value-type="float">
            <text:p>0.01754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228" calcext:value-type="float">
            <text:p>0.022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2128" calcext:value-type="float">
            <text:p>0.0212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4225" calcext:value-type="float">
            <text:p>0.04225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053" calcext:value-type="float">
            <text:p>0.01053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906" calcext:value-type="float">
            <text:p>0.0090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4225" calcext:value-type="float">
            <text:p>0.04225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1053" calcext:value-type="float">
            <text:p>0.01053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915" calcext:value-type="float">
            <text:p>0.009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51" calcext:value-type="float">
            <text:p>0.0065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99" calcext:value-type="float">
            <text:p>0.0069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51" calcext:value-type="float">
            <text:p>0.00651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02" calcext:value-type="float">
            <text:p>0.0060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6209" calcext:value-type="float">
            <text:p>0.0620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22535" calcext:value-type="float">
            <text:p>0.22535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6667" calcext:value-type="float">
            <text:p>0.06667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6209" calcext:value-type="float">
            <text:p>0.06209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5723" calcext:value-type="float">
            <text:p>0.0572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575" calcext:value-type="float">
            <text:p>0.0457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19718" calcext:value-type="float">
            <text:p>0.19718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912" calcext:value-type="float">
            <text:p>0.0491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575" calcext:value-type="float">
            <text:p>0.04575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22876" calcext:value-type="float">
            <text:p>0.2287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0.00702" calcext:value-type="float">
            <text:p>0.0070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22876" calcext:value-type="float">
            <text:p>0.2287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21277" calcext:value-type="float">
            <text:p>0.2127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702" calcext:value-type="float">
            <text:p>0.0070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08" calcext:value-type="float">
            <text:p>0.0060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04" calcext:value-type="float">
            <text:p>0.0060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97" calcext:value-type="float">
            <text:p>0.00697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04" calcext:value-type="float">
            <text:p>0.00604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54" calcext:value-type="float">
            <text:p>0.0055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604" calcext:value-type="float">
            <text:p>0.0060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697" calcext:value-type="float">
            <text:p>0.00697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604" calcext:value-type="float">
            <text:p>0.00604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559" calcext:value-type="float">
            <text:p>0.0055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961" calcext:value-type="float">
            <text:p>0.0196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.08451" calcext:value-type="float">
            <text:p>0.0845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2105" calcext:value-type="float">
            <text:p>0.0210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961" calcext:value-type="float">
            <text:p>0.01961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824" calcext:value-type="float">
            <text:p>0.01824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table:style-name="ce1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3"/>
          <table:table-cell/>
          <table:table-cell table:style-name="ce1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3"/>
          <table:table-cell/>
          <table:table-cell table:style-name="ce1" office:value-type="float" office:value="7" calcext:value-type="float" table:number-columns-spanned="6" table:number-rows-spanned="1">
            <text:p>7</text:p>
          </table:table-cell>
          <table:covered-table-cell table:number-columns-repeated="5" table:style-name="ce3"/>
          <table:table-cell/>
          <table:table-cell table:style-name="ce1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ce3"/>
          <table:table-cell/>
          <table:table-cell table:style-name="ce1" office:value-type="float" office:value="9" calcext:value-type="float" table:number-columns-spanned="6" table:number-rows-spanned="1">
            <text:p>9</text:p>
          </table:table-cell>
          <table:covered-table-cell table:number-columns-repeated="5" table:style-name="ce3"/>
        </table:table-row>
        <table:table-row table:style-name="ro1"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2"/>
          <table:table-cell table:style-name="ce2" office:value-type="string" calcext:value-type="string">
            <text:p>Diff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5" calcext:value-type="float">
            <text:p>109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33" calcext:value-type="float">
            <text:p>123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881" calcext:value-type="float">
            <text:p>288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7283" calcext:value-type="float">
            <text:p>0.07283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6566" calcext:value-type="float">
            <text:p>0.06566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5394" calcext:value-type="float">
            <text:p>0.05394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3818" calcext:value-type="float">
            <text:p>0.03818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2455" calcext:value-type="float">
            <text:p>0.0245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81" calcext:value-type="float">
            <text:p>28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56" calcext:value-type="float">
            <text:p>0.0056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482" calcext:value-type="float">
            <text:p>0.00482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313" calcext:value-type="float">
            <text:p>0.00313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189" calcext:value-type="float">
            <text:p>0.00189</text:p>
          </table:table-cell>
          <table:table-cell/>
          <table:table-cell office:value-type="float" office:value="1942" calcext:value-type="float">
            <text:p>194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103" calcext:value-type="float">
            <text:p>0.0010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47059" calcext:value-type="float">
            <text:p>0.47059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42105" calcext:value-type="float">
            <text:p>0.42105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27953" calcext:value-type="float">
            <text:p>0.27953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19718" calcext:value-type="float">
            <text:p>0.19718</text:p>
          </table:table-cell>
          <table:table-cell/>
          <table:table-cell office:value-type="float" office:value="1307" calcext:value-type="float">
            <text:p>1307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12854" calcext:value-type="float">
            <text:p>0.1285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70" calcext:value-type="float">
            <text:p>34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2011" calcext:value-type="float">
            <text:p>0.02011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1691" calcext:value-type="float">
            <text:p>0.01691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1483" calcext:value-type="float">
            <text:p>0.01483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1266" calcext:value-type="float">
            <text:p>0.01266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0936" calcext:value-type="float">
            <text:p>0.0093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847" calcext:value-type="float">
            <text:p>0.00847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765" calcext:value-type="float">
            <text:p>0.00765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515" calcext:value-type="float">
            <text:p>0.00515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376" calcext:value-type="float">
            <text:p>0.00376</text:p>
          </table:table-cell>
          <table:table-cell/>
          <table:table-cell office:value-type="float" office:value="1199" calcext:value-type="float">
            <text:p>11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71" calcext:value-type="float">
            <text:p>33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885" calcext:value-type="float">
            <text:p>0.00885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826" calcext:value-type="float">
            <text:p>0.00826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773" calcext:value-type="float">
            <text:p>0.0077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696" calcext:value-type="float">
            <text:p>0.0069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551" calcext:value-type="float">
            <text:p>0.00551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475" calcext:value-type="float">
            <text:p>0.00475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322" calcext:value-type="float">
            <text:p>0.00322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192" calcext:value-type="float">
            <text:p>0.00192</text:p>
          </table:table-cell>
          <table:table-cell/>
          <table:table-cell office:value-type="float" office:value="1839" calcext:value-type="float">
            <text:p>18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109" calcext:value-type="float">
            <text:p>0.0010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5177" calcext:value-type="float">
            <text:p>0.05177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4095" calcext:value-type="float">
            <text:p>0.04095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279" calcext:value-type="float">
            <text:p>0.0279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1541" calcext:value-type="float">
            <text:p>0.01541</text:p>
          </table:table-cell>
          <table:table-cell/>
          <table:table-cell office:value-type="float" office:value="2881" calcext:value-type="float">
            <text:p>288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659" calcext:value-type="float">
            <text:p>0.0065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4" calcext:value-type="float">
            <text:p>12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62" calcext:value-type="float">
            <text:p>12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154" calcext:value-type="float">
            <text:p>0.04154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3989" calcext:value-type="float">
            <text:p>0.03989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3836" calcext:value-type="float">
            <text:p>0.03836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359" calcext:value-type="float">
            <text:p>0.0359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3349" calcext:value-type="float">
            <text:p>0.0334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81" calcext:value-type="float">
            <text:p>28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19886" calcext:value-type="float">
            <text:p>0.19886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17949" calcext:value-type="float">
            <text:p>0.17949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12048" calcext:value-type="float">
            <text:p>0.12048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08805" calcext:value-type="float">
            <text:p>0.08805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05848" calcext:value-type="float">
            <text:p>0.0584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68" calcext:value-type="float">
            <text:p>0.00568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18" calcext:value-type="float">
            <text:p>0.00518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436" calcext:value-type="float">
            <text:p>0.00436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323" calcext:value-type="float">
            <text:p>0.00323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213" calcext:value-type="float">
            <text:p>0.0021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01" calcext:value-type="float">
            <text:p>0.00501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442" calcext:value-type="float">
            <text:p>0.00442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355" calcext:value-type="float">
            <text:p>0.00355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244" calcext:value-type="float">
            <text:p>0.0024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153" calcext:value-type="float">
            <text:p>0.0015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525" calcext:value-type="float">
            <text:p>0.00525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484" calcext:value-type="float">
            <text:p>0.00484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431" calcext:value-type="float">
            <text:p>0.00431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36" calcext:value-type="float">
            <text:p>0.0036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272" calcext:value-type="float">
            <text:p>0.0027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705" calcext:value-type="float">
            <text:p>0.01705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542" calcext:value-type="float">
            <text:p>0.01542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064" calcext:value-type="float">
            <text:p>0.01064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0773" calcext:value-type="float">
            <text:p>0.00773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0515" calcext:value-type="float">
            <text:p>0.00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21:02:55.772040879</meta:creation-date>
    <dc:date>2020-04-28T21:06:00.257848669</dc:date>
    <meta:editing-duration>PT3M2S</meta:editing-duration>
    <meta:editing-cycles>5</meta:editing-cycles>
    <meta:generator>LibreOffice/6.3.5.2$Linux_X86_64 LibreOffice_project/30$Build-2</meta:generator>
    <meta:document-statistic meta:table-count="1" meta:cell-count="4790" meta:object-count="0"/>
  </office:meta>
</office:document-meta>
</file>